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="solid" draw:fill-color="#ffffff" draw:textarea-horizontal-align="center" draw:textarea-vertical-align="middle" draw:shadow-offset-x="0.305cm" draw:shadow-offset-y="0.305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-color="#c0c0c0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c5613d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0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marker-start="Arrow" draw:marker-start-width="0.152cm" draw:marker-end="Arrow" draw:marker-end-width="0.152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385cm"/>
    </style:style>
    <style:style style:name="gr12" style:family="graphic" style:parent-style-name="standard">
      <style:graphic-properties draw:stroke="none" svg:stroke-color="#000000" draw:fill="none" draw:fill-color="#ffffff" fo:min-height="1.2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weight-asian="normal" style:font-size-complex="18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6.51cm" svg:height="2.54cm" svg:x="3.34cm" svg:y="21.605cm">
          <text:p/>
        </draw:rect>
        <draw:rect draw:style-name="gr2" draw:text-style-name="P2" draw:layer="layout" svg:width="3.174cm" svg:height="1.27cm" svg:x="8.987cm" svg:y="3.422cm">
          <text:p text:style-name="P2">Application</text:p>
        </draw:rect>
        <draw:custom-shape draw:style-name="gr3" draw:text-style-name="P1" draw:layer="layout" svg:width="1.905cm" svg:height="1.905cm" svg:x="14.701cm" svg:y="7.23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4" draw:text-style-name="P1" draw:layer="layout" svg:x1="5.811cm" svg:y1="7.231cm" svg:x2="8.996cm" svg:y2="4.693cm">
          <text:p/>
        </draw:line>
        <draw:custom-shape draw:style-name="gr5" draw:text-style-name="P1" draw:layer="layout" svg:width="2.54cm" svg:height="1.905cm" svg:x="4.541cm" svg:y="7.2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5" draw:text-style-name="P1" draw:layer="layout" svg:width="1.27cm" svg:height="0.635cm" draw:transform="rotate (1.5707963267946) translate (10.591cm 8.836cm)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line draw:style-name="gr6" draw:text-style-name="P1" draw:layer="layout" svg:x1="15.296cm" svg:y1="7.231cm" svg:x2="12.111cm" svg:y2="4.693cm">
          <text:p/>
        </draw:line>
        <draw:line draw:style-name="gr6" draw:text-style-name="P1" draw:layer="layout" svg:x1="7.081cm" svg:y1="8.204cm" svg:x2="10.591cm" svg:y2="8.204cm">
          <text:p/>
        </draw:line>
        <draw:line draw:style-name="gr6" draw:text-style-name="P1" draw:layer="layout" svg:x1="11.181cm" svg:y1="8.204cm" svg:x2="14.691cm" svg:y2="8.204cm">
          <text:p/>
        </draw:line>
        <draw:frame draw:style-name="gr7" draw:text-style-name="P3" draw:layer="layout" svg:width="1.937cm" svg:height="0.806cm" svg:x="4.509cm" svg:y="7.695cm">
          <draw:text-box>
            <text:p text:style-name="P3"><text:span text:style-name="T1">Cubby</text:span></text:p>
          </draw:text-box>
        </draw:frame>
        <draw:frame draw:style-name="gr8" draw:text-style-name="P3" draw:layer="layout" svg:width="3.647cm" svg:height="0.827cm" svg:x="8.986cm" svg:y="8.944cm">
          <draw:text-box>
            <text:p text:style-name="P3">Event Handler</text:p>
          </draw:text-box>
        </draw:frame>
        <draw:custom-shape draw:style-name="gr5" draw:text-style-name="P1" draw:id="id2" draw:layer="layout" svg:width="1.27cm" svg:height="0.635cm" draw:transform="rotate (1.5707963267946) translate (8.192cm 23.336cm)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line draw:style-name="gr6" draw:text-style-name="P1" draw:layer="layout" svg:x1="8.782cm" svg:y1="22.704cm" svg:x2="12.292cm" svg:y2="22.704cm">
          <text:p/>
        </draw:line>
        <draw:frame draw:style-name="gr8" draw:text-style-name="P3" draw:layer="layout" svg:width="3.647cm" svg:height="0.827cm" svg:x="6.587cm" svg:y="23.444cm">
          <draw:text-box>
            <text:p text:style-name="P3">Event Handler</text:p>
          </draw:text-box>
        </draw:frame>
        <draw:circle draw:style-name="gr9" draw:text-style-name="P1" draw:layer="layout" svg:width="0.635cm" svg:height="0.635cm" svg:x="12.935cm" svg:y="21.805cm">
          <text:p/>
        </draw:circle>
        <draw:circle draw:style-name="gr9" draw:text-style-name="P1" draw:layer="layout" svg:width="0.635cm" svg:height="0.635cm" svg:x="12.336cm" svg:y="23.006cm">
          <text:p/>
        </draw:circle>
        <draw:circle draw:style-name="gr9" draw:text-style-name="P1" draw:layer="layout" svg:width="0.635cm" svg:height="0.635cm" svg:x="13.636cm" svg:y="23.006cm">
          <text:p/>
        </draw:circle>
        <draw:line draw:style-name="gr10" draw:text-style-name="P1" draw:layer="layout" svg:x1="13.07cm" svg:y1="22.34cm" svg:x2="12.718cm" svg:y2="23.006cm">
          <text:p/>
        </draw:line>
        <draw:line draw:style-name="gr10" draw:text-style-name="P1" draw:layer="layout" svg:x1="13.518cm" svg:y1="22.34cm" svg:x2="13.87cm" svg:y2="23.006cm">
          <text:p/>
        </draw:line>
        <draw:line draw:style-name="gr10" draw:text-style-name="P1" draw:layer="layout" svg:x1="12.923cm" svg:y1="23.286cm" svg:x2="13.676cm" svg:y2="23.286cm">
          <text:p/>
        </draw:line>
        <draw:rect draw:style-name="gr2" draw:text-style-name="P2" draw:layer="layout" svg:width="3.174cm" svg:height="1.27cm" svg:x="16.016cm" svg:y="22.24cm">
          <text:p text:style-name="P2">ABI App</text:p>
        </draw:rect>
        <draw:connector draw:style-name="gr9" draw:text-style-name="P1" draw:layer="layout" svg:x1="3.912cm" svg:y1="19.437cm" svg:x2="8.192cm" svg:y2="22.702cm" draw:start-shape="id1" draw:start-glue-point="6" draw:end-shape="id2" draw:end-glue-point="4" svg:d="m3912 19437v3265h4280">
          <text:p/>
        </draw:connector>
        <draw:line draw:style-name="gr9" draw:text-style-name="P1" draw:layer="layout" svg:x1="3.335cm" svg:y1="11.29cm" svg:x2="18.575cm" svg:y2="11.29cm">
          <text:p/>
        </draw:line>
        <draw:rect draw:style-name="gr2" draw:text-style-name="P2" draw:layer="layout" svg:width="3.174cm" svg:height="1.27cm" svg:x="7.088cm" svg:y="13.723cm">
          <text:p text:style-name="P2">Application</text:p>
        </draw:rect>
        <draw:custom-shape draw:style-name="gr3" draw:text-style-name="P1" draw:layer="layout" svg:width="1.905cm" svg:height="1.905cm" svg:x="12.802cm" svg:y="17.53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4" draw:text-style-name="P1" draw:layer="layout" svg:x1="3.912cm" svg:y1="17.532cm" svg:x2="7.097cm" svg:y2="14.994cm">
          <text:p/>
        </draw:line>
        <draw:custom-shape draw:style-name="gr5" draw:text-style-name="P1" draw:id="id1" draw:layer="layout" svg:width="2.54cm" svg:height="1.905cm" svg:x="2.642cm" svg:y="17.5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5" draw:text-style-name="P1" draw:layer="layout" svg:width="1.27cm" svg:height="0.635cm" draw:transform="rotate (1.5707963267946) translate (8.692cm 19.137cm)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line draw:style-name="gr6" draw:text-style-name="P1" draw:layer="layout" svg:x1="13.397cm" svg:y1="17.532cm" svg:x2="10.212cm" svg:y2="14.994cm">
          <text:p/>
        </draw:line>
        <draw:line draw:style-name="gr6" draw:text-style-name="P1" draw:layer="layout" svg:x1="5.182cm" svg:y1="18.505cm" svg:x2="8.692cm" svg:y2="18.505cm">
          <text:p/>
        </draw:line>
        <draw:line draw:style-name="gr6" draw:text-style-name="P1" draw:layer="layout" svg:x1="9.282cm" svg:y1="18.505cm" svg:x2="12.792cm" svg:y2="18.505cm">
          <text:p/>
        </draw:line>
        <draw:frame draw:style-name="gr7" draw:text-style-name="P3" draw:layer="layout" svg:width="1.937cm" svg:height="0.806cm" svg:x="2.61cm" svg:y="17.996cm">
          <draw:text-box>
            <text:p text:style-name="P3"><text:span text:style-name="T1">Cubby</text:span></text:p>
          </draw:text-box>
        </draw:frame>
        <draw:frame draw:style-name="gr8" draw:text-style-name="P3" draw:layer="layout" svg:width="3.647cm" svg:height="0.827cm" svg:x="7.087cm" svg:y="19.245cm">
          <draw:text-box>
            <text:p text:style-name="P3">Event Handler</text:p>
          </draw:text-box>
        </draw:frame>
        <draw:frame draw:style-name="gr11" draw:text-style-name="P4" draw:layer="layout" svg:width="19.59cm" svg:height="0.806cm" svg:x="1cm" svg:y="1.635cm">
          <draw:text-box>
            <text:p text:style-name="P4"><text:span text:style-name="T1">Original application deployed with a single web interface</text:span></text:p>
          </draw:text-box>
        </draw:frame>
        <draw:frame draw:style-name="gr12" draw:text-style-name="P4" draw:layer="layout" svg:width="19.59cm" svg:height="1.52cm" svg:x="1cm" svg:y="11.795cm">
          <draw:text-box>
            <text:p text:style-name="P4"><text:span text:style-name="T1">Application focused on ABI tools deployed later, learning from event history.</text:span></text:p>
          </draw:text-box>
        </draw:frame>
        <draw:line draw:style-name="gr6" draw:text-style-name="P1" draw:layer="layout" svg:x1="16.04cm" svg:y1="22.69cm" svg:x2="14.135cm" svg:y2="22.6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teve Siebert</meta:initial-creator>
    <meta:creation-date>2014-01-17T06:26:48</meta:creation-date>
    <dc:date>2014-01-17T08:19:11</dc:date>
    <dc:creator>Steve Siebert</dc:creator>
    <meta:editing-duration>PT01H13M51S</meta:editing-duration>
    <meta:editing-cycles>4</meta:editing-cycles>
    <meta:generator>OpenOffice.org/3.2$Unix OpenOffice.org_project/320m19$Build-9505</meta:generator>
    <meta:document-statistic meta:object-count="36"/>
  </office:meta>
</office:document-meta>
</file>